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B0000005FCB6756B1.png" manifest:media-type="image/png"/>
  <manifest:file-entry manifest:full-path="Pictures/10000001000000E600000067F9AE85C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paragraph-properties fo:margin-top="5.001cm" fo:margin-bottom="0.21cm" style:contextual-spacing="false"/>
      <style:text-properties fo:font-size="48pt" style:text-underline-style="solid" style:text-underline-width="auto" style:text-underline-color="font-color" officeooo:rsid="00aa579d" officeooo:paragraph-rsid="00aa579d" style:font-size-asian="48pt" style:font-size-complex="48pt"/>
    </style:style>
    <style:style style:name="P2" style:family="paragraph" style:parent-style-name="Text_20_body">
      <style:paragraph-properties fo:margin-top="5.001cm" fo:margin-bottom="0.21cm" style:contextual-spacing="false" fo:text-align="center" style:justify-single-word="false"/>
      <style:text-properties fo:font-size="21pt" fo:font-style="italic" style:text-underline-style="none" officeooo:rsid="00a4ef4e" officeooo:paragraph-rsid="00a4ef4e" style:font-size-asian="21pt" style:font-style-asian="italic" style:font-size-complex="21pt" style:font-style-complex="italic"/>
    </style:style>
    <style:style style:name="P3" style:family="paragraph" style:parent-style-name="Standard">
      <style:paragraph-properties fo:break-before="page"/>
      <style:text-properties officeooo:paragraph-rsid="000afa3c"/>
    </style:style>
    <style:style style:name="P4" style:family="paragraph" style:parent-style-name="Standard">
      <style:text-properties officeooo:paragraph-rsid="000afa3c"/>
    </style:style>
    <style:style style:name="P5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6" style:family="paragraph" style:parent-style-name="Standard">
      <style:paragraph-properties fo:margin-top="0.3cm" fo:margin-bottom="0cm" style:contextual-spacing="false"/>
      <style:text-properties officeooo:paragraph-rsid="000afa3c"/>
    </style:style>
    <style:style style:name="P7" style:family="paragraph" style:parent-style-name="Heading_20_1">
      <style:paragraph-properties fo:break-before="page"/>
      <style:text-properties officeooo:rsid="00ac0200" officeooo:paragraph-rsid="00ac0200"/>
    </style:style>
    <style:style style:name="P8" style:family="paragraph" style:parent-style-name="Text_20_body">
      <style:text-properties officeooo:paragraph-rsid="00ac0200"/>
    </style:style>
    <style:style style:name="P9" style:family="paragraph" style:parent-style-name="Text_20_body">
      <style:text-properties officeooo:rsid="00ac0200" officeooo:paragraph-rsid="00ac0200"/>
    </style:style>
    <style:style style:name="T1" style:family="text">
      <style:text-properties officeooo:rsid="00aa579d"/>
    </style:style>
    <style:style style:name="T2" style:family="text">
      <style:text-properties fo:font-style="normal" style:text-underline-style="none" fo:font-weight="normal" officeooo:rsid="00ac0200" style:font-style-asian="normal" style:font-weight-asian="normal" style:font-style-complex="normal" style:font-weight-complex="normal"/>
    </style:style>
    <style:style style:name="T3" style:family="text">
      <style:text-properties fo:font-style="italic" style:text-underline-style="none" fo:font-weight="normal" officeooo:rsid="00ac0200" style:font-style-asian="italic" style:font-weight-asian="normal" style:font-style-complex="italic" style:font-weight-complex="normal"/>
    </style:style>
    <style:style style:name="T4" style:family="text">
      <style:text-properties fo:font-style="normal" style:text-underline-style="none" fo:font-weight="normal" officeooo:rsid="00acc1d1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ac0200" style:font-weight-asian="bold" style:font-weight-complex="bold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eeeee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SS</text:p>
      <text:p text:style-name="P2">Por Héctor Núñez García el <text:span text:style-name="T1">04/02/2025</text:span></text:p>
      <text:p text:style-name="P3"/>
      <text:p text:style-name="P4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SUMARIO</text:p>
          </text:index-title>
          <text:p text:style-name="P5"><text:a xlink:type="simple" xlink:href="#__RefHeading___Toc48_1724264888" text:style-name="Index_20_Link" text:visited-style-name="Index_20_Link">1 Guía de estilo<text:tab/>3</text:a></text:p>
          <text:p text:style-name="P5"><text:a xlink:type="simple" xlink:href="#__RefHeading___Toc139_3825063034" text:style-name="Index_20_Link" text:visited-style-name="Index_20_Link">2 Portfolio en Figma<text:tab/>4</text:a></text:p>
        </text:index-body>
      </text:table-of-content>
      <text:p text:style-name="P6"/>
      <text:h text:style-name="P7" text:outline-level="1"><text:bookmark-start text:name="__RefHeading___Toc48_1724264888"/>Instalación de SCSS<text:bookmark-end text:name="__RefHeading___Toc48_1724264888"/></text:h>
      <text:p text:style-name="P8"><text:span text:style-name="T2">Crearemos una carpeta donde trabajaremos el ejercicio. Antes de nada instalaremos NPM en el caso de que no lo tengamos </text:span><text:span text:style-name="T3">(click aquí para el enlace de descarga)</text:span><text:span text:style-name="T2">. </text:span><text:span text:style-name="T4">Una vez instalado, abriremos </text:span><text:span text:style-name="T2">una terminal en la carpeta y ejecutaremos el comando para instalar bootstrap en última versión → </text:span><text:span text:style-name="T5">“</text:span><text:span text:style-name="T6">npm install bootstrap@5.3.0</text:span><text:span text:style-name="T5">”</text:span></text:p>
      <text:p text:style-name="P9"><text:span text:style-name="T7"/></text:p>
      <text:p text:style-name="P9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b4c7dc"/>
      <style:paragraph-properties fo:margin-top="0.423cm" fo:margin-bottom="0.212cm" style:contextual-spacing="false" fo:background-color="#b4c7dc"/>
      <style:text-properties fo:font-size="15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  <style:text-properties fo:font-weight="bold" officeooo:rsid="000f50ee" officeooo:paragraph-rsid="000f50ee" style:font-weight-asian="bold" style:font-weight-complex="bold"/>
    </style:style>
    <style:style style:name="MT1" style:family="text">
      <style:text-properties style:text-underline-style="none" officeooo:rsid="00a36508"/>
    </style:style>
    <style:style style:name="MT2" style:family="text">
      <style:text-properties style:text-underline-style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Header"><draw:frame draw:style-name="Mfr1" draw:name="Imagen1" text:anchor-type="char" svg:x="-0.185cm" svg:y="-1.799cm" svg:width="17cm" svg:height="2.208cm" draw:z-index="3"><draw:image xlink:href="Pictures/10000001000002DB0000005FCB6756B1.png" xlink:type="simple" xlink:show="embed" xlink:actuate="onLoad" draw:mime-type="image/png"/></draw:frame></text:p>
      </style:header>
      <style:footer>
        <text:p text:style-name="MP1"><draw:frame draw:style-name="Mfr2" draw:name="Imagen2" text:anchor-type="paragraph" svg:x="6.966cm" svg:y="17.42cm" svg:width="3.336cm" svg:height="1.494cm" draw:z-index="1"><draw:image xlink:href="Pictures/10000001000000E600000067F9AE85CC.png" xlink:type="simple" xlink:show="embed" xlink:actuate="onLoad" draw:mime-type="image/png"/></draw:frame>Héctor Núñez García <text:span text:style-name="MT1">2</text:span><text:span text:style-name="MT2">ºDAW</text:span><text:tab/><text:tab/><text:page-number text:select-page="current">1</text:page-number>/<text:page-count>3</text:page-count></text:p>
      </style:footer>
    </style:master-page>
    <style:master-page style:name="First_20_Page" style:display-name="First Page" style:page-layout-name="Mpm2" draw:style-name="Mdp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5T21:22:47.675515993</meta:creation-date>
    <dc:date>2025-02-04T13:21:00.506000000</dc:date>
    <meta:editing-duration>PT4H11M46S</meta:editing-duration>
    <meta:editing-cycles>146</meta:editing-cycles>
    <meta:generator>LibreOffice/24.8.4.2$Windows_X86_64 LibreOffice_project/bb3cfa12c7b1bf994ecc5649a80400d06cd71002</meta:generator>
    <meta:document-statistic meta:table-count="0" meta:image-count="2" meta:object-count="0" meta:page-count="3" meta:paragraph-count="8" meta:word-count="77" meta:character-count="453" meta:non-whitespace-character-count="384"/>
  </office:meta>
</office:document-meta>
</file>